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00%"/>
    </style:style>
    <style:style style:name="P2" style:family="paragraph" style:parent-style-name="Standard" style:list-style-name="">
      <style:paragraph-properties fo:line-height="100%"/>
      <style:text-properties fo:font-size="13pt" fo:language="en" fo:country="none" style:font-size-asian="13pt" style:font-size-complex="13pt"/>
    </style:style>
    <style:style style:name="P3" style:family="paragraph" style:parent-style-name="Standard" style:list-style-name="">
      <style:paragraph-properties fo:margin-top="0in" fo:margin-bottom="0.139in" fo:line-height="115%"/>
    </style:style>
    <style:style style:name="P4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5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">
      <style:paragraph-properties fo:margin-top="0in" fo:margin-bottom="0.139in" fo:line-height="100%"/>
    </style:style>
    <style:style style:name="P7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8pt" fo:language="en" fo:country="none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RTF_5f_Num_20_2">
      <style:paragraph-properties fo:margin-left="0.5in" fo:margin-right="0in" fo:margin-top="0in" fo:margin-bottom="0.139in" fo:line-height="115%" fo:text-indent="-0.25in" style:auto-text-indent="false">
        <style:tab-stops/>
      </style:paragraph-properties>
    </style:style>
    <style:style style:name="P9" style:family="paragraph" style:parent-style-name="Standard" style:list-style-name="">
      <style:paragraph-properties fo:margin-left="0.25in" fo:margin-right="0in" fo:margin-top="0in" fo:margin-bottom="0.139in" fo:line-height="115%" fo:text-indent="0in" style:auto-text-indent="false"/>
      <style:text-properties fo:font-size="11pt" fo:language="en" fo:country="none" style:font-size-asian="11pt" style:font-size-complex="11pt"/>
    </style:style>
    <style:style style:name="P10" style:family="paragraph" style:parent-style-name="Standard" style:list-style-name="">
      <style:paragraph-properties fo:margin-left="0.25in" fo:margin-right="0in" fo:margin-top="0in" fo:margin-bottom="0.139in" fo:line-height="115%" fo:text-indent="0in" style:auto-text-indent="false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">
      <style:paragraph-properties fo:margin-left="0.25in" fo:margin-right="0in" fo:margin-top="0in" fo:margin-bottom="0.139in" fo:line-height="115%" fo:text-indent="0in" style:auto-text-indent="false"/>
      <style:text-properties fo:font-size="18pt" fo:language="en" fo:country="none" fo:font-style="italic" style:font-size-asian="18pt" style:font-style-asian="italic" style:font-size-complex="18pt" style:font-style-complex="italic"/>
    </style:style>
    <style:style style:name="T1" style:family="text">
      <style:text-properties fo:font-size="18pt" fo:language="en" fo:country="none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none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none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6" style:family="text">
      <style:text-properties fo:font-size="16pt" fo:language="en" fo:country="none" style:font-size-asian="16pt" style:font-size-complex="16pt"/>
    </style:style>
    <style:style style:name="T7" style:family="text">
      <style:text-properties fo:font-size="11pt" fo:language="en" fo:country="none" style:font-size-asian="11pt" style:font-size-complex="11pt"/>
    </style:style>
    <style:style style:name="T8" style:family="text"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9" style:family="text">
      <style:text-properties fo:font-size="14pt" fo:language="en" fo:country="none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none" style:font-size-asian="14pt" style:font-size-complex="14pt"/>
    </style:style>
    <style:style style:name="T11" style:family="text">
      <style:text-properties fo:font-size="14pt" fo:language="en" fo:country="none" fo:font-style="italic" style:font-size-asian="14pt" style:font-style-asian="italic" style:font-size-complex="14pt" style:font-style-complex="italic"/>
    </style:style>
    <style:style style:name="T12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3" style:family="text">
      <style:text-properties fo:font-size="13pt" fo:language="en" fo:country="none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span text:style-name="T1">Spring '15 BeanPeavlerSmith(</text:span><text:span text:style-name="T2">temporary project tiltle</text:span><text:span text:style-name="T1">) Capstone Initial Proposal and File Reference Document</text:span></text:p>
      <text:p text:style-name="P4"/>
      <text:p text:style-name="P3"><text:span text:style-name="T3">A)</text:span><text:span text:style-name="T4"> Main Informational Files and Folders w/ GitHub Filenames and Content Descriptions:</text:span></text:p>
      <text:p text:style-name="P6"><text:span text:style-name="T9"><text:tab/>1)</text:span><text:span text:style-name="T10"> Brainstorming/Functionalisty List and Example File; Filename:<text:tab/> <text:s/><text:tab/> <text:tab/></text:span><text:span text:style-name="T9">BrainstormingBin.rtf </text:span></text:p>
      <text:p text:style-name="P6"><text:span text:style-name="T12"><text:tab/><text:tab/></text:span><text:span text:style-name="T13">- </text:span><text:span text:style-name="T12">Reason for Use</text:span><text:span text:style-name="T13">: To serve as a list of features, software functionality, or macro-<text:tab/><text:tab/>level software dev. approach ideas, as well as a "basket" for miscellaneous <text:s/><text:tab/><text:tab/>comments/thoughts about potential user bases and presentation style.</text:span></text:p>
      <text:p text:style-name="P6"><text:span text:style-name="T13"><text:tab/><text:tab/>- </text:span><text:span text:style-name="T12">Contents</text:span><text:span text:style-name="T13">: Bulleted thoughts including but not limited to the subjects listed <text:tab/><text:tab/>above. </text:span><text:span text:style-name="T12">Additionally, web links for examples would be super-useful for <text:tab/><text:tab/><text:tab/>communication.</text:span></text:p>
      <text:p text:style-name="P6"><text:span text:style-name="T9"><text:tab/>2) </text:span><text:span text:style-name="T10">Folder/Files for planning and development; Folder name: <text:tab/><text:tab/><text:tab/></text:span><text:span text:style-name="T9">Software Documentation (folder)</text:span><text:span text:style-name="T12"> </text:span></text:p>
      <text:p text:style-name="P6"><text:span text:style-name="T12"><text:tab/><text:tab/>- Reason for use: </text:span><text:span text:style-name="T13">Contains and organizes a number of software and <text:tab/>project <text:tab/><text:tab/>planning documents to facilitate design, development, testing and release <text:tab/><text:tab/><text:tab/>phases.</text:span></text:p>
      <text:p text:style-name="P6"><text:span text:style-name="T13"><text:tab/><text:tab/>- </text:span><text:span text:style-name="T12">Contents</text:span><text:span text:style-name="T13">: Unknown, but we should anticipate 5-10 different documents that <text:tab/><text:tab/>encompass all project approach paradigms and <text:tab/>templates used in our Software <text:tab/><text:tab/>Development textbook: Use Cases, Proposed Requirements, Architecture, <text:tab/><text:tab/><text:tab/>Software Library Patterns/Design, Test Cases, Listings of all classes, methods, <text:tab/><text:tab/>program flows, Database Design and Implementation with mappings, record <text:tab/><text:tab/>type/column listings and entity associations.</text:span></text:p>
      <text:p text:style-name="P6"><text:span text:style-name="T10"><text:tab/></text:span><text:span text:style-name="T9">3)</text:span><text:span text:style-name="T10"> Required Resources List; Filename:</text:span><text:span text:style-name="T11"> <text:tab/></text:span><text:span text:style-name="T10"> <text:s/></text:span><text:span text:style-name="T11"><text:s text:c="2"/><text:tab/> <text:tab/> <text:s text:c="2"/><text:tab/> <text:tab/><text:tab/></text:span><text:span text:style-name="T9">ProjectResourcesManifest.ods(OpenOffice)</text:span></text:p>
      <text:p text:style-name="P6"><text:span text:style-name="T12"><text:tab/><text:tab/>- Reason for use: </text:span><text:span text:style-name="T13">Contains a list of all software, hardware and virtual resources <text:tab/><text:tab/>required, as well; </text:span><text:span text:style-name="T12">also</text:span><text:span text:style-name="T13"> </text:span><text:span text:style-name="T12">tracks obtained or still needed status of each item</text:span><text:span text:style-name="T13">.</text:span></text:p>
      <text:p text:style-name="P1"><text:span text:style-name="T13"><text:tab/><text:tab/>- </text:span><text:span text:style-name="T12">Contents: </text:span><text:span text:style-name="T13">A line for each resource, with status columns tracking resource <text:tab/><text:tab/>status, date needed, cost(if any: monetary, hard drive <text:tab/>space, and <text:tab/><text:tab/><text:tab/><text:tab/>procurement/set-up time) type, location and obtaining team member. <text:tab/></text:span><text:soft-page-break/><text:span text:style-name="T13"><text:tab/><text:tab/></text:span><text:span text:style-name="T12">Obtaining team member is responsible for updating the status of resource in <text:tab/><text:tab/>question in this file, as well as obtaining it.</text:span></text:p>
      <text:p text:style-name="P2"/>
      <text:p text:style-name="P6"><text:span text:style-name="T13"><text:tab/></text:span><text:span text:style-name="T9">4) </text:span><text:span text:style-name="T10">Task/To-Do List; Filename: </text:span><text:span text:style-name="T9">ProjectTaskTracker.ods</text:span></text:p>
      <text:p text:style-name="P6"><text:span text:style-name="T12"><text:tab/><text:tab/>- Reason for use: </text:span><text:span text:style-name="T13">To (initially) track pending tasks to complete, next actions for <text:tab/><text:tab/>each task, and a queue of tasks that have been <text:tab/>identified but not assigned.</text:span></text:p>
      <text:p text:style-name="P1"><text:span text:style-name="T13"><text:tab/><text:tab/>- </text:span><text:span text:style-name="T12">Contents: </text:span><text:span text:style-name="T13">A line for each currently active task, with the next action and <text:tab/><text:tab/><text:tab/>estimated delivery date. Inactive tasks will also be included in a queue, with <text:tab/><text:tab/>level of importance, estimated cut-off due date and author of the proposed <text:tab/><text:tab/>task.</text:span></text:p>
      <text:p text:style-name="P5"/>
      <text:p text:style-name="P3"><text:span text:style-name="T5">B) </text:span><text:span text:style-name="T4">Initial Project Approach Proposal</text:span></text:p>
      <text:list xml:id="list5066717030363898336" text:style-name="RTF_5f_Num_20_2">
        <text:list-item>
          <text:p text:style-name="P8"><text:span text:style-name="T5">Read the above file</text:span><text:span text:style-name="T6"> and scan each document in order to understand its use.</text:span></text:p>
        </text:list-item>
        <text:list-item>
          <text:p text:style-name="P8"><text:span text:style-name="T6">Add to each file as ideas come up or are discussed. <text:s/></text:span><text:span text:style-name="T5">File update priority</text:span><text:span text:style-name="T6">: 1) Brainstorming, 2) Software Development Template Requests (in Software Documentation Folder), 3) Task List, 4) Required Resource List.</text:span></text:p>
        </text:list-item>
        <text:list-item>
          <text:p text:style-name="P8"><text:span text:style-name="T6">Once the brainstorming file is full of good ideas, </text:span><text:span text:style-name="T5">we turn it into a formal project plan and software requirements proposal</text:span><text:span text:style-name="T6">, add the appropriate resources needed to the resource list, and queue up tasks in the task list by priority/due date.</text:span></text:p>
        </text:list-item>
        <text:list-item>
          <text:p text:style-name="P8"><text:span text:style-name="T5">Decide on potential project roles and responsibilities </text:span><text:span text:style-name="T6">based on team member skills, knowledge, interest and available time to work on the project.</text:span></text:p>
        </text:list-item>
        <text:list-item>
          <text:p text:style-name="P8"><text:span text:style-name="T5">Decide on a list of additional design documents </text:span><text:span text:style-name="T6">to be created by Visio for the Software Development Folder based on our design, approach and team-approved presentation style.</text:span></text:p>
        </text:list-item>
        <text:list-item>
          <text:p text:style-name="P8"><text:span text:style-name="T5">Sketch a calender</text:span><text:span text:style-name="T6"> for the first month of the project, with due dates for </text:span><text:soft-page-break/><text:span text:style-name="T6">resource aquisition, critical design doc's and initial development goals.</text:span></text:p>
        </text:list-item>
        <text:list-item>
          <text:p text:style-name="P8"><text:span text:style-name="T5">Begin to build a Microsoft Project tracking file</text:span><text:span text:style-name="T6"> to replace the Calender, Resource List and Task List so that we only need to consult Software Requirements and Design documents and the Microsoft Project calender.</text:span></text:p>
        </text:list-item>
        <text:list-item>
          <text:p text:style-name="P8"><text:span text:style-name="T5">Iterate on our project design based on agreed upon software development approach </text:span><text:span text:style-name="T6">(agile, waterfall, etc) with bi-monthly meetings to touch base.</text:span></text:p>
        </text:list-item>
        <text:list-item>
          <text:p text:style-name="P8"><text:span text:style-name="T5">Meet our deadlines without fail</text:span><text:span text:style-name="T6">, and make sure we follow through on our agreed upon roles and responsibilites. <text:s/>More than 3 or 4 missed deadlines and we'll have to discuss tweaking our approach.</text:span></text:p>
        </text:list-item>
        <text:list-item>
          <text:p text:style-name="P8"><text:span text:style-name="T6"><text:s/></text:span><text:span text:style-name="T5">Finish a project prototype</text:span><text:span text:style-name="T6">, test and enhance it based on time left, and prepare our presentation!</text:span></text:p>
        </text:list-item>
      </text:list>
      <text:p text:style-name="P9"/>
      <text:p text:style-name="P11">Put your name/initials here after you've read this, and feel comfortable with it. Add comments and proposed changes anywhere in the document using parenthesis with signatures.</text:p>
      <text:p text:style-name="P10">Z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Calibri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27" meta:word-count="639" meta:character-count="4315"/>
    <dc:date>2015-01-30T22:20:14.98</dc:date>
    <dc:creator>Zachary Smith</dc:creator>
    <meta:generator>OpenOffice/4.1.1$Win32 OpenOffice.org_project/411m6$Build-9775</meta:generator>
  </office:meta>
</office:document-meta>
</file>